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color="#FF0000" fo:font-size="25pt" style:font-size-asian="25pt" style:font-size-complex="25pt"/>
    </style:style>
    <style:style style:name="P2" style:parent-style-name="Normal"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3" style:parent-style-name="Normal" style:family="paragraph">
      <style:paragraph-properties fo:text-align="justify"/>
    </style:style>
    <style:style style:name="T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5" style:parent-style-name="Normal" style:family="paragraph">
      <style:paragraph-properties fo:text-align="justify"/>
    </style:style>
    <style:style style:name="T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 style:parent-style-name="Normal" style:family="paragraph">
      <style:paragraph-properties fo:text-align="justify"/>
    </style:style>
    <style:style style:name="T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 style:parent-style-name="Normal" style:family="paragraph">
      <style:paragraph-properties fo:text-align="justify"/>
    </style:style>
    <style:style style:name="T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2" style:parent-style-name="Normal" style:family="paragraph">
      <style:paragraph-properties fo:text-align="justify"/>
    </style:style>
    <style:style style:name="P13" style:parent-style-name="Normal" style:family="paragraph">
      <style:paragraph-properties fo:text-align="justify"/>
      <style:text-properties fo:font-size="15pt" style:font-size-asian="15pt" style:font-size-complex="15pt" style:text-underline-type="single" style:text-underline-style="solid" style:text-underline-width="auto" style:text-underline-mode="continuous"/>
    </style:style>
    <style:style style:name="P14" style:parent-style-name="Normal" style:family="paragraph">
      <style:paragraph-properties fo:text-align="justify"/>
    </style:style>
    <style:style style:name="P15" style:parent-style-name="Normal" style:family="paragraph">
      <style:paragraph-properties fo:text-align="justify"/>
    </style:style>
  </office:automatic-styles>
  <office:body>
    <office:text text:use-soft-page-breaks="true">
      <text:p text:style-name="P1">R3.10 Management des SI (Gestion)<text:s/></text:p>
      <text:p text:style-name="P2">I-/ Définition<text:s/></text:p>
      <text:p text:style-name="P3"><text:span text:style-name="T4">Ethique :</text:span><text:s/>science de ce qui est moral, rattaché à notre culture (dépend donc de perception de chacun)</text:p>
      <text:p text:style-name="P5"><text:span text:style-name="T6">Numérique (NC)</text:span> : échange d’informations avec un système binaire. Usage, matériel. Terme très vaste. Usage du numérique de plus en plus importante. Mise en question de règle moral, savoir si elles existent, si oui si elles sont appliquées etc… Aujourd’hui le numérique est mis en place par orga privée lucrative, devient un vrai business<text:s/></text:p>
      <text:p text:style-name="P7"><text:span text:style-name="T8">Numérique (adjectif) :</text:span><text:s/>représentation de toutes les app qui utilisent un langage binaire qui classe, trie et diffuse les données. Englobe interface, smartphones, tablettes, ordinateurs, télé, et réseaux qui transportent data. A besoin d’être accordé à d’autres termes.</text:p>
      <text:p text:style-name="P9"><text:span text:style-name="T10">La pratique du numérique :</text:span><text:span text:style-name="T11"><text:s/></text:span></text:p>
      <text:p text:style-name="P12"/>
      <text:p text:style-name="P13">II-/ Champ d’actions du numérique :<text:s/></text:p>
      <text:p text:style-name="P14">Sopra steria entreprise créée 01/01/1968 est une SA à conseil d’administration (s.a.i). Domaine d’activité : conseil en SI et logiciels informatiques. Il s’agit d’une grande entreprise avec +10000 employés. Son objectif est de faire du profit.</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xime Montouro</meta:initial-creator>
    <dc:creator>Maxime Montouro</dc:creator>
    <meta:creation-date>2024-01-09T14:45:00Z</meta:creation-date>
    <dc:date>2024-01-09T15:52:00Z</dc:date>
    <meta:template xlink:href="Normal" xlink:type="simple"/>
    <meta:editing-cycles>3</meta:editing-cycles>
    <meta:editing-duration>PT4020S</meta:editing-duration>
    <meta:document-statistic meta:page-count="1" meta:paragraph-count="2" meta:word-count="164" meta:character-count="1069" meta:row-count="7" meta:non-whitespace-character-count="907"/>
  </office:meta>
</office:document-meta>
</file>